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20000009DC793810E66BE22C1.png" manifest:media-type="image/png"/>
  <manifest:file-entry manifest:full-path="Pictures/100000010000070F000000B6E56BC152726B610F.png" manifest:media-type="image/png"/>
  <manifest:file-entry manifest:full-path="Pictures/1000000100000667000000B288535C61CF8040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officeooo:rsid="000dec2a" officeooo:paragraph-rsid="000dec2a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20pt" fo:font-style="normal" fo:font-weight="normal" officeooo:rsid="000dec2a" officeooo:paragraph-rsid="000dec2a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text-properties fo:font-size="20pt" fo:font-style="normal" fo:font-weight="normal" officeooo:rsid="000efb89" officeooo:paragraph-rsid="000efb89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Assignment-11</text:p>
      <text:p text:style-name="P1"/>
      <text:p text:style-name="P1">Q1&gt;<text:span text:style-name="T1"> Write a query that uses a subquery to obtain all orders for the customer named Cisneros . Assume you do not know his cnum.</text:span></text:p>
      <text:p text:style-name="P2">Ans&gt; </text:p>
      <text:p text:style-name="P2"><draw:frame draw:style-name="fr1" draw:name="Image1" text:anchor-type="char" svg:x="0.026cm" svg:y="0.903cm" svg:width="17cm" svg:height="3.309cm" draw:z-index="0"><draw:image xlink:href="Pictures/1000000100000667000000B288535C61CF8040AC.png" xlink:type="simple" xlink:show="embed" xlink:actuate="onLoad" draw:mime-type="image/png"/></draw:frame><text:s/></text:p>
      <text:p text:style-name="P2"><text:s text:c="3"/></text:p>
      <text:p text:style-name="P3">Q2&gt; Write a query that produces the names and ratings of all customers who have above average orders.</text:p>
      <text:p text:style-name="P3">Ans&gt; </text:p>
      <text:p text:style-name="P3"><draw:frame draw:style-name="fr1" draw:name="Image2" text:anchor-type="char" svg:x="-0.628cm" svg:y="0.148cm" svg:width="19.119cm" svg:height="3.653cm" draw:z-index="1"><draw:image xlink:href="Pictures/100000010000070F000000B6E56BC152726B610F.png" xlink:type="simple" xlink:show="embed" xlink:actuate="onLoad" draw:mime-type="image/png"/></draw:frame><text:s/></text:p>
      <text:p text:style-name="P3">Q3&gt; Write a query that selects the total amount in orders for each salespoeple for whome this total is greater than amount of the largest order in the table.</text:p>
      <text:p text:style-name="P3">Ans&gt; </text:p>
      <text:p text:style-name="P3"><draw:frame draw:style-name="fr1" draw:name="Image3" text:anchor-type="char" svg:x="-0.654cm" svg:y="0.069cm" svg:width="19.078cm" svg:height="3.812cm" draw:z-index="2"><draw:image xlink:href="Pictures/10000001000005C20000009DC793810E66BE22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05:34.251013332</meta:creation-date>
    <dc:date>2023-09-15T16:21:02.182926041</dc:date>
    <meta:editing-duration>PT32M4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10" meta:word-count="76" meta:character-count="443" meta:non-whitespace-character-count="340"/>
  </office:meta>
</office:document-meta>
</file>